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98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ágina5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-bi-rad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2]/LARGE([.A2:.A11];1)" office:value-type="float" office:value="1" calcext:value-type="float">
            <text:p>1.000</text:p>
          </table:table-cell>
          <table:table-cell table:style-name="ce28" table:formula="of:=([.A2] - SMALL([.A2:.A16];1)) / ( LARGE([.A2:.A11];1) - SMALL([.A2:.A11];1))" office:value-type="float" office:value="1" calcext:value-type="float">
            <text:p>1.000</text:p>
          </table:table-cell>
          <table:table-cell table:style-name="ce28" table:formula="of:=([.A2]-AVERAGE([.A2:.A11])) / (STDEV([.A2:.A11]))" office:value-type="float" office:value="0.774596669241484" calcext:value-type="float">
            <text:p>0.775</text:p>
          </table:table-cell>
          <table:table-cell table:style-name="ce28" table:formula="of:=([.A2]/100)" office:value-type="float" office:value="0.05" calcext:value-type="float">
            <text:p>0.05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formula="of:=[.A3]/LARGE([.A2:.A11];1)" office:value-type="float" office:value="0.8" calcext:value-type="float">
            <text:p>0.800</text:p>
          </table:table-cell>
          <table:table-cell table:style-name="ce28" table:formula="of:=([.A3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3]-AVERAGE([.A2:.A11])) / (STDEV([.A2:.A11]))" office:value-type="float" office:value="-1.16189500386222" calcext:value-type="float">
            <text:p>-1.162</text:p>
          </table:table-cell>
          <table:table-cell table:style-name="ce28" table:formula="of:=([.A3]/100)" office:value-type="float" office:value="0.04" calcext:value-type="float">
            <text:p>0.04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0.774596669241484" calcext:value-type="float">
            <text:p>0.775</text:p>
          </table:table-cell>
          <table:table-cell table:style-name="ce28" table:formula="of:=([.A4]/100)" office:value-type="float" office:value="0.05" calcext:value-type="float">
            <text:p>0.05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formula="of:=[.A5]/LARGE([.A2:.A11];1)" office:value-type="float" office:value="0.8" calcext:value-type="float">
            <text:p>0.800</text:p>
          </table:table-cell>
          <table:table-cell table:style-name="ce28" table:formula="of:=([.A5] - SMALL([.A2:.A16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16189500386222" calcext:value-type="float">
            <text:p>-1.162</text:p>
          </table:table-cell>
          <table:table-cell table:style-name="ce28" table:formula="of:=([.A5]/100)" office:value-type="float" office:value="0.04" calcext:value-type="float">
            <text:p>0.04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0.774596669241484" calcext:value-type="float">
            <text:p>0.775</text:p>
          </table:table-cell>
          <table:table-cell table:style-name="ce28" table:formula="of:=([.A6]/100)" office:value-type="float" office:value="0.05" calcext:value-type="float">
            <text:p>0.05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/>
          <table:table-cell table:style-name="ce28" table:formula="of:=([.A7] - SMALL([.A2:.A11];1)) / ( LARGE([.A2:.A11];1) - SMALL([.A2:.A11];1))" office:value-type="float" office:value="0" calcext:value-type="float">
            <text:p>0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/>
          <table:table-cell table:style-name="ce28" table:formula="of:=([.A8] - SMALL([.A2:.A11];1)) / ( LARGE([.A2:.A11];1) - SMALL([.A2:.A11];1))" office:value-type="float" office:value="0" calcext:value-type="float">
            <text:p>0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/>
          <table:table-cell table:style-name="ce28" table:formula="of:=([.A9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/>
          <table:table-cell table:style-name="ce28" table:formula="of:=([.A10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/>
          <table:table-cell table:style-name="ce28" table:formula="of:=([.A11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age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8" table:formula="of:=[.A2]/LARGE([.A2:.A11];1)" office:value-type="float" office:value="0.905405405405405" calcext:value-type="float">
            <text:p>0.905</text:p>
          </table:table-cell>
          <table:table-cell table:style-name="ce28" table:formula="of:=([.A2] - SMALL([.A2:.A11];1)) / ( LARGE([.A2:.A11];1) - SMALL([.A2:.A11];1))" office:value-type="float" office:value="0.847826086956522" calcext:value-type="float">
            <text:p>0.848</text:p>
          </table:table-cell>
          <table:table-cell table:style-name="ce28" table:formula="of:=([.A2]-AVERAGE([.A2:.A11])) / (STDEV([.A2:.A11]))" office:value-type="float" office:value="0.731392101007964" calcext:value-type="float">
            <text:p>0.731</text:p>
          </table:table-cell>
          <table:table-cell table:style-name="ce28" table:formula="of:=([.A2]/100)" office:value-type="float" office:value="0.67" calcext:value-type="float">
            <text:p>0.67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8" table:formula="of:=[.A3]/LARGE([.A2:.A11];1)" office:value-type="float" office:value="0.581081081081081" calcext:value-type="float">
            <text:p>0.581</text:p>
          </table:table-cell>
          <table:table-cell table:style-name="ce28" table:formula="of:=([.A3] - SMALL([.A2:.A11];1)) / ( LARGE([.A2:.A11];1) - SMALL([.A2:.A11];1))" office:value-type="float" office:value="0.326086956521739" calcext:value-type="float">
            <text:p>0.326</text:p>
          </table:table-cell>
          <table:table-cell table:style-name="ce28" table:formula="of:=([.A3]-AVERAGE([.A2:.A11])) / (STDEV([.A2:.A11]))" office:value-type="float" office:value="-0.924590014481765" calcext:value-type="float">
            <text:p>-0.925</text:p>
          </table:table-cell>
          <table:table-cell table:style-name="ce28" table:formula="of:=([.A3]/100)" office:value-type="float" office:value="0.43" calcext:value-type="float">
            <text:p>0.43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28" table:formula="of:=[.A4]/LARGE([.A2:.A11];1)" office:value-type="float" office:value="0.783783783783784" calcext:value-type="float">
            <text:p>0.784</text:p>
          </table:table-cell>
          <table:table-cell table:style-name="ce28" table:formula="of:=([.A4] - SMALL([.A2:.A11];1)) / ( LARGE([.A2:.A11];1) - SMALL([.A2:.A11];1))" office:value-type="float" office:value="0.652173913043478" calcext:value-type="float">
            <text:p>0.652</text:p>
          </table:table-cell>
          <table:table-cell table:style-name="ce28" table:formula="of:=([.A4]-AVERAGE([.A2:.A11])) / (STDEV([.A2:.A11]))" office:value-type="float" office:value="0.110398807699315" calcext:value-type="float">
            <text:p>0.110</text:p>
          </table:table-cell>
          <table:table-cell table:style-name="ce28" table:formula="of:=([.A4]/100)" office:value-type="float" office:value="0.58" calcext:value-type="float">
            <text:p>0.58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8" table:formula="of:=[.A5]/LARGE([.A2:.A11];1)" office:value-type="float" office:value="0.378378378378378" calcext:value-type="float">
            <text:p>0.378</text:p>
          </table:table-cell>
          <table:table-cell table:style-name="ce28" table:formula="of:=([.A5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95957883666285" calcext:value-type="float">
            <text:p>-1.960</text:p>
          </table:table-cell>
          <table:table-cell table:style-name="ce28" table:formula="of:=([.A5]/100)" office:value-type="float" office:value="0.28" calcext:value-type="float">
            <text:p>0.28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1.21438688469247" calcext:value-type="float">
            <text:p>1.214</text:p>
          </table:table-cell>
          <table:table-cell table:style-name="ce28" table:formula="of:=([.A6]/100)" office:value-type="float" office:value="0.74" calcext:value-type="float">
            <text:p>0.74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28" table:formula="of:=[.A7]/LARGE([.A2:.A11];1)" office:value-type="float" office:value="0.878378378378378" calcext:value-type="float">
            <text:p>0.878</text:p>
          </table:table-cell>
          <table:table-cell table:style-name="ce28" table:formula="of:=([.A7] - SMALL([.A2:.A11];1)) / ( LARGE([.A2:.A11];1) - SMALL([.A2:.A11];1))" office:value-type="float" office:value="0.804347826086956" calcext:value-type="float">
            <text:p>0.804</text:p>
          </table:table-cell>
          <table:table-cell table:style-name="ce28" table:formula="of:=([.A7]-AVERAGE([.A2:.A11])) / (STDEV([.A2:.A11]))" office:value-type="float" office:value="0.59339359138382" calcext:value-type="float">
            <text:p>0.593</text:p>
          </table:table-cell>
          <table:table-cell table:style-name="ce28" table:formula="of:=([.A7]/100)" office:value-type="float" office:value="0.65" calcext:value-type="float">
            <text:p>0.650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8" table:formula="of:=[.A8]/LARGE([.A2:.A11];1)" office:value-type="float" office:value="0.945945945945946" calcext:value-type="float">
            <text:p>0.946</text:p>
          </table:table-cell>
          <table:table-cell table:style-name="ce28" table:formula="of:=([.A8] - SMALL([.A2:.A11];1)) / ( LARGE([.A2:.A11];1) - SMALL([.A2:.A11];1))" office:value-type="float" office:value="0.91304347826087" calcext:value-type="float">
            <text:p>0.913</text:p>
          </table:table-cell>
          <table:table-cell table:style-name="ce28" table:formula="of:=([.A8]-AVERAGE([.A2:.A11])) / (STDEV([.A2:.A11]))" office:value-type="float" office:value="0.93838986544418" calcext:value-type="float">
            <text:p>0.938</text:p>
          </table:table-cell>
          <table:table-cell table:style-name="ce28" table:formula="of:=([.A8]/100)" office:value-type="float" office:value="0.7" calcext:value-type="float">
            <text:p>0.700</text:p>
          </table:table-cell>
          <table:table-cell table:style-name="ce27" office:value-type="float" office:value="0.55" calcext:value-type="float">
            <text:p>0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28" table:formula="of:=[.A9]/LARGE([.A2:.A11];1)" office:value-type="float" office:value="0.567567567567568" calcext:value-type="float">
            <text:p>0.568</text:p>
          </table:table-cell>
          <table:table-cell table:style-name="ce28" table:formula="of:=([.A9] - SMALL([.A2:.A11];1)) / ( LARGE([.A2:.A11];1) - SMALL([.A2:.A11];1))" office:value-type="float" office:value="0.304347826086957" calcext:value-type="float">
            <text:p>0.304</text:p>
          </table:table-cell>
          <table:table-cell table:style-name="ce28" table:formula="of:=([.A9]-AVERAGE([.A2:.A11])) / (STDEV([.A2:.A11]))" office:value-type="float" office:value="-0.993589269293837" calcext:value-type="float">
            <text:p>-0.994</text:p>
          </table:table-cell>
          <table:table-cell table:style-name="ce28" table:formula="of:=([.A9]/100)" office:value-type="float" office:value="0.42" calcext:value-type="float">
            <text:p>0.420</text:p>
          </table:table-cell>
          <table:table-cell table:style-name="ce27" office:value-type="float" office:value="-0.85" calcext:value-type="float">
            <text:p>-0.8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28" table:formula="of:=[.A10]/LARGE([.A2:.A11];1)" office:value-type="float" office:value="0.77027027027027" calcext:value-type="float">
            <text:p>0.770</text:p>
          </table:table-cell>
          <table:table-cell table:style-name="ce28" table:formula="of:=([.A10] - SMALL([.A2:.A11];1)) / ( LARGE([.A2:.A11];1) - SMALL([.A2:.A11];1))" office:value-type="float" office:value="0.630434782608696" calcext:value-type="float">
            <text:p>0.630</text:p>
          </table:table-cell>
          <table:table-cell table:style-name="ce28" table:formula="of:=([.A10]-AVERAGE([.A2:.A11])) / (STDEV([.A2:.A11]))" office:value-type="float" office:value="0.0413995528872433" calcext:value-type="float">
            <text:p>0.041</text:p>
          </table:table-cell>
          <table:table-cell table:style-name="ce28" table:formula="of:=([.A10]/100)" office:value-type="float" office:value="0.57" calcext:value-type="float">
            <text:p>0.570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8" table:formula="of:=[.A11]/LARGE([.A2:.A11];1)" office:value-type="float" office:value="0.810810810810811" calcext:value-type="float">
            <text:p>0.811</text:p>
          </table:table-cell>
          <table:table-cell table:style-name="ce28" table:formula="of:=([.A11] - SMALL([.A2:.A11];1)) / ( LARGE([.A2:.A11];1) - SMALL([.A2:.A11];1))" office:value-type="float" office:value="0.695652173913043" calcext:value-type="float">
            <text:p>0.696</text:p>
          </table:table-cell>
          <table:table-cell table:style-name="ce28" table:formula="of:=([.A11]-AVERAGE([.A2:.A11])) / (STDEV([.A2:.A11]))" office:value-type="float" office:value="0.248397317323459" calcext:value-type="float">
            <text:p>0.248</text:p>
          </table:table-cell>
          <table:table-cell table:style-name="ce28" table:formula="of:=([.A11]/100)" office:value-type="float" office:value="0.6" calcext:value-type="float">
            <text:p>0.600</text:p>
          </table:table-cell>
          <table:table-cell table:style-name="ce27" office:value-type="float" office:value="0.05" calcext:value-type="float">
            <text:p>0.0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shap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2]/LARGE([.A2:.A11];1)" office:value-type="float" office:value="0.75" calcext:value-type="float">
            <text:p>0.750</text:p>
          </table:table-cell>
          <table:table-cell table:style-name="ce28" table:formula="of:=([.A2] - SMALL([.A2:.A11];1)) / ( LARGE([.A2:.A11];1) - SMALL([.A2:.A11];1))" office:value-type="float" office:value="0.666666666666667" calcext:value-type="float">
            <text:p>0.667</text:p>
          </table:table-cell>
          <table:table-cell table:style-name="ce28" table:formula="of:=([.A2]-AVERAGE([.A2:.A11])) / (STDEV([.A2:.A11]))" office:value-type="float" office:value="1.05699639512647" calcext:value-type="float">
            <text:p>1.057</text:p>
          </table:table-cell>
          <table:table-cell table:style-name="ce28" table:formula="of:=([.A2]/100)" office:value-type="float" office:value="0.03" calcext:value-type="float">
            <text:p>0.03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3]/LARGE([.A2:.A11];1)" office:value-type="float" office:value="0.25" calcext:value-type="float">
            <text:p>0.250</text:p>
          </table:table-cell>
          <table:table-cell table:style-name="ce28" table:formula="of:=([.A3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3]-AVERAGE([.A2:.A11])) / (STDEV([.A2:.A11]))" office:value-type="float" office:value="-0.704664263417644" calcext:value-type="float">
            <text:p>-0.705</text:p>
          </table:table-cell>
          <table:table-cell table:style-name="ce28" table:formula="of:=([.A3]/100)" office:value-type="float" office:value="0.01" calcext:value-type="float">
            <text:p>0.01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1.93782672439852" calcext:value-type="float">
            <text:p>1.938</text:p>
          </table:table-cell>
          <table:table-cell table:style-name="ce28" table:formula="of:=([.A4]/100)" office:value-type="float" office:value="0.04" calcext:value-type="float">
            <text:p>0.04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5]/LARGE([.A2:.A11];1)" office:value-type="float" office:value="0.25" calcext:value-type="float">
            <text:p>0.250</text:p>
          </table:table-cell>
          <table:table-cell table:style-name="ce28" table:formula="of:=([.A5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0.704664263417644" calcext:value-type="float">
            <text:p>-0.705</text:p>
          </table:table-cell>
          <table:table-cell table:style-name="ce28" table:formula="of:=([.A5]/100)" office:value-type="float" office:value="0.01" calcext:value-type="float">
            <text:p>0.01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6]/LARGE([.A2:.A11];1)" office:value-type="float" office:value="0.25" calcext:value-type="float">
            <text:p>0.250</text:p>
          </table:table-cell>
          <table:table-cell table:style-name="ce28" table:formula="of:=([.A6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6]-AVERAGE([.A2:.A11])) / (STDEV([.A2:.A11]))" office:value-type="float" office:value="-0.704664263417644" calcext:value-type="float">
            <text:p>-0.705</text:p>
          </table:table-cell>
          <table:table-cell table:style-name="ce28" table:formula="of:=([.A6]/100)" office:value-type="float" office:value="0.01" calcext:value-type="float">
            <text:p>0.01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8" table:formula="of:=([.A7] - SMALL([.A2:.A11];1)) / ( LARGE([.A2:.A11];1) - SMALL([.A2:.A11];1))" office:value-type="float" office:value="0" calcext:value-type="float">
            <text:p>0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/>
          <table:table-cell table:style-name="ce28" table:formula="of:=([.A8] - SMALL([.A2:.A11];1)) / ( LARGE([.A2:.A11];1) - SMALL([.A2:.A11];1))" office:value-type="float" office:value="0.333333333333333" calcext:value-type="float">
            <text:p>0.333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8" table:formula="of:=([.A9] - SMALL([.A2:.A11];1)) / ( LARGE([.A2:.A11];1) - SMALL([.A2:.A11];1))" office:value-type="float" office:value="0" calcext:value-type="float">
            <text:p>0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8" table:formula="of:=([.A10] - SMALL([.A2:.A11];1)) / ( LARGE([.A2:.A11];1) - SMALL([.A2:.A11];1))" office:value-type="float" office:value="0" calcext:value-type="float">
            <text:p>0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/>
          <table:table-cell table:style-name="ce28" table:formula="of:=([.A11] - SMALL([.A2:.A11];1)) / ( LARGE([.A2:.A11];1) - SMALL([.A2:.A11];1))" office:value-type="float" office:value="0.666666666666667" calcext:value-type="float">
            <text:p>0.667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margin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2]/LARGE([.A2:.A11];1)" office:value-type="float" office:value="1" calcext:value-type="float">
            <text:p>1.000</text:p>
          </table:table-cell>
          <table:table-cell table:style-name="ce28" table:formula="of:=([.A2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2]-AVERAGE([.A2:.A11])) / (STDEV([.A2:.A11]))" office:value-type="float" office:value="0.929580336135024" calcext:value-type="float">
            <text:p>0.930</text:p>
          </table:table-cell>
          <table:table-cell table:style-name="ce28" table:formula="of:=([.A2]/100)" office:value-type="float" office:value="0.05" calcext:value-type="float">
            <text:p>0.05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3]/LARGE([.A2:.A11];1)" office:value-type="float" office:value="0.2" calcext:value-type="float">
            <text:p>0.200</text:p>
          </table:table-cell>
          <table:table-cell table:style-name="ce28" table:formula="of:=([.A3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3]-AVERAGE([.A2:.A11])) / (STDEV([.A2:.A11]))" office:value-type="float" office:value="-1.25766751359444" calcext:value-type="float">
            <text:p>-1.258</text:p>
          </table:table-cell>
          <table:table-cell table:style-name="ce28" table:formula="of:=([.A3]/100)" office:value-type="float" office:value="0.01" calcext:value-type="float">
            <text:p>0.01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0.929580336135024" calcext:value-type="float">
            <text:p>0.930</text:p>
          </table:table-cell>
          <table:table-cell table:style-name="ce28" table:formula="of:=([.A4]/100)" office:value-type="float" office:value="0.05" calcext:value-type="float">
            <text:p>0.05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5]/LARGE([.A2:.A11];1)" office:value-type="float" office:value="0.2" calcext:value-type="float">
            <text:p>0.200</text:p>
          </table:table-cell>
          <table:table-cell table:style-name="ce28" table:formula="of:=([.A5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25766751359444" calcext:value-type="float">
            <text:p>-1.258</text:p>
          </table:table-cell>
          <table:table-cell table:style-name="ce28" table:formula="of:=([.A5]/100)" office:value-type="float" office:value="0.01" calcext:value-type="float">
            <text:p>0.01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0.929580336135024" calcext:value-type="float">
            <text:p>0.930</text:p>
          </table:table-cell>
          <table:table-cell table:style-name="ce28" table:formula="of:=([.A6]/100)" office:value-type="float" office:value="0.05" calcext:value-type="float">
            <text:p>0.05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/>
          <table:table-cell table:style-name="ce28" table:formula="of:=([.A7] - SMALL([.A2:.A11];1)) / ( LARGE([.A2:.A11];1) - SMALL([.A2:.A11];1))" office:value-type="float" office:value="0.25" calcext:value-type="float">
            <text:p>0.25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/>
          <table:table-cell table:style-name="ce28" table:formula="of:=([.A8] - SMALL([.A2:.A11];1)) / ( LARGE([.A2:.A11];1) - SMALL([.A2:.A11];1))" office:value-type="float" office:value="0.25" calcext:value-type="float">
            <text:p>0.25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/>
          <table:table-cell table:style-name="ce28" table:formula="of:=([.A9] - SMALL([.A2:.A11];1)) / ( LARGE([.A2:.A11];1) - SMALL([.A2:.A11];1))" office:value-type="float" office:value="0.25" calcext:value-type="float">
            <text:p>0.25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/>
          <table:table-cell table:style-name="ce28" table:formula="of:=([.A10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/>
          <table:table-cell table:style-name="ce28" table:formula="of:=([.A11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-density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2]/LARGE([.A2:.A11];1)" office:value-type="float" office:value="1" calcext:value-type="float">
            <text:p>1.000</text:p>
          </table:table-cell>
          <table:table-cell table:style-name="ce28" table:formula="of:=([.A2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2]-AVERAGE([.A2:.A11])) / (STDEV([.A2:.A11]))" office:value-type="float" office:value="0.316227766016838" calcext:value-type="float">
            <text:p>0.316</text:p>
          </table:table-cell>
          <table:table-cell table:style-name="ce28" table:formula="of:=([.A2]/100)" office:value-type="float" office:value="0.03" calcext:value-type="float">
            <text:p>0.03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3]/LARGE([.A2:.A11];1)" office:value-type="float" office:value="1" calcext:value-type="float">
            <text:p>1.000</text:p>
          </table:table-cell>
          <table:table-cell table:style-name="ce28" table:formula="of:=([.A3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3]-AVERAGE([.A2:.A11])) / (STDEV([.A2:.A11]))" office:value-type="float" office:value="0.316227766016838" calcext:value-type="float">
            <text:p>0.316</text:p>
          </table:table-cell>
          <table:table-cell table:style-name="ce28" table:formula="of:=([.A3]/100)" office:value-type="float" office:value="0.03" calcext:value-type="float">
            <text:p>0.03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0.316227766016838" calcext:value-type="float">
            <text:p>0.316</text:p>
          </table:table-cell>
          <table:table-cell table:style-name="ce28" table:formula="of:=([.A4]/100)" office:value-type="float" office:value="0.03" calcext:value-type="float">
            <text:p>0.03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5]/LARGE([.A2:.A11];1)" office:value-type="float" office:value="1" calcext:value-type="float">
            <text:p>1.000</text:p>
          </table:table-cell>
          <table:table-cell table:style-name="ce28" table:formula="of:=([.A5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5]-AVERAGE([.A2:.A11])) / (STDEV([.A2:.A11]))" office:value-type="float" office:value="0.316227766016838" calcext:value-type="float">
            <text:p>0.316</text:p>
          </table:table-cell>
          <table:table-cell table:style-name="ce28" table:formula="of:=([.A5]/100)" office:value-type="float" office:value="0.03" calcext:value-type="float">
            <text:p>0.03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0.316227766016838" calcext:value-type="float">
            <text:p>0.316</text:p>
          </table:table-cell>
          <table:table-cell table:style-name="ce28" table:formula="of:=([.A6]/100)" office:value-type="float" office:value="0.03" calcext:value-type="float">
            <text:p>0.03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/>
          <table:table-cell table:style-name="ce28" table:formula="of:=([.A7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/>
          <table:table-cell table:style-name="ce28" table:formula="of:=([.A8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/>
          <table:table-cell table:style-name="ce28" table:formula="of:=([.A9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/>
          <table:table-cell table:style-name="ce28" table:formula="of:=([.A10] - SMALL([.A2:.A11];1)) / ( LARGE([.A2:.A11];1) - SMALL([.A2:.A11];1))" office:value-type="float" office:value="1" calcext:value-type="float">
            <text:p>1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/>
          <table:table-cell table:style-name="ce28" table:formula="of:=([.A11] - SMALL([.A2:.A11];1)) / ( LARGE([.A2:.A11];1) - SMALL([.A2:.A11];1))" office:value-type="float" office:value="0" calcext:value-type="float">
            <text:p>0.000</text:p>
          </table:table-cell>
          <table:table-cell table:style-name="ce28" table:number-columns-repeated="2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-rad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2]/LARGE([.A2:.A11];1)" office:value-type="float" office:value="1" calcext:value-type="float">
            <text:p>1.000</text:p>
          </table:table-cell>
          <table:table-cell table:style-name="ce28" table:formula="of:=([.A2] - SMALL([.A2:.A16];1)) / ( LARGE([.A2:.A11];1) - SMALL([.A2:.A11];1))" office:value-type="float" office:value="1" calcext:value-type="float">
            <text:p>1.000</text:p>
          </table:table-cell>
          <table:table-cell table:style-name="ce28" table:formula="of:=([.A2]-AVERAGE([.A2:.A11])) / (STDEV([.A2:.A11]))" office:value-type="float" office:value="0.730296743340222" calcext:value-type="float">
            <text:p>0.730</text:p>
          </table:table-cell>
          <table:table-cell table:style-name="ce28" table:formula="of:=([.A2]/100)" office:value-type="float" office:value="0.05" calcext:value-type="float">
            <text:p>0.05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formula="of:=[.A3]/LARGE([.A2:.A11];1)" office:value-type="float" office:value="0.8" calcext:value-type="float">
            <text:p>0.800</text:p>
          </table:table-cell>
          <table:table-cell table:style-name="ce28" table:formula="of:=([.A3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3]-AVERAGE([.A2:.A11])) / (STDEV([.A2:.A11]))" office:value-type="float" office:value="-1.09544511501033" calcext:value-type="float">
            <text:p>-1.095</text:p>
          </table:table-cell>
          <table:table-cell table:style-name="ce28" table:formula="of:=([.A3]/100)" office:value-type="float" office:value="0.04" calcext:value-type="float">
            <text:p>0.04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0.730296743340222" calcext:value-type="float">
            <text:p>0.730</text:p>
          </table:table-cell>
          <table:table-cell table:style-name="ce28" table:formula="of:=([.A4]/100)" office:value-type="float" office:value="0.05" calcext:value-type="float">
            <text:p>0.05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formula="of:=[.A5]/LARGE([.A2:.A11];1)" office:value-type="float" office:value="0.8" calcext:value-type="float">
            <text:p>0.800</text:p>
          </table:table-cell>
          <table:table-cell table:style-name="ce28" table:formula="of:=([.A5] - SMALL([.A2:.A16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09544511501033" calcext:value-type="float">
            <text:p>-1.095</text:p>
          </table:table-cell>
          <table:table-cell table:style-name="ce28" table:formula="of:=([.A5]/100)" office:value-type="float" office:value="0.04" calcext:value-type="float">
            <text:p>0.04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0.730296743340222" calcext:value-type="float">
            <text:p>0.730</text:p>
          </table:table-cell>
          <table:table-cell table:style-name="ce28" table:formula="of:=([.A6]/100)" office:value-type="float" office:value="0.05" calcext:value-type="float">
            <text:p>0.05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5">
          <table:table-cell table:style-name="ce27"/>
          <table:table-cell table:style-name="ce28" table:number-columns-repeated="4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8" table:formula="of:=[.A2]/LARGE([.A2:.A11];1)" office:value-type="float" office:value="0.905405405405405" calcext:value-type="float">
            <text:p>0.905</text:p>
          </table:table-cell>
          <table:table-cell table:style-name="ce28" table:formula="of:=([.A2] - SMALL([.A2:.A16];1)) / ( LARGE([.A2:.A11];1) - SMALL([.A2:.A11];1))" office:value-type="float" office:value="0.847826086956522" calcext:value-type="float">
            <text:p>0.848</text:p>
          </table:table-cell>
          <table:table-cell table:style-name="ce28" table:formula="of:=([.A2]-AVERAGE([.A2:.A11])) / (STDEV([.A2:.A11]))" office:value-type="float" office:value="0.699389851926872" calcext:value-type="float">
            <text:p>0.699</text:p>
          </table:table-cell>
          <table:table-cell table:style-name="ce28" table:formula="of:=([.A2]/100)" office:value-type="float" office:value="0.67" calcext:value-type="float">
            <text:p>0.67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8" table:formula="of:=[.A3]/LARGE([.A2:.A11];1)" office:value-type="float" office:value="0.581081081081081" calcext:value-type="float">
            <text:p>0.581</text:p>
          </table:table-cell>
          <table:table-cell table:style-name="ce28" table:formula="of:=([.A3] - SMALL([.A2:.A11];1)) / ( LARGE([.A2:.A11];1) - SMALL([.A2:.A11];1))" office:value-type="float" office:value="0.326086956521739" calcext:value-type="float">
            <text:p>0.326</text:p>
          </table:table-cell>
          <table:table-cell table:style-name="ce28" table:formula="of:=([.A3]-AVERAGE([.A2:.A11])) / (STDEV([.A2:.A11]))" office:value-type="float" office:value="-0.591791413168892" calcext:value-type="float">
            <text:p>-0.592</text:p>
          </table:table-cell>
          <table:table-cell table:style-name="ce28" table:formula="of:=([.A3]/100)" office:value-type="float" office:value="0.43" calcext:value-type="float">
            <text:p>0.43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28" table:formula="of:=[.A4]/LARGE([.A2:.A11];1)" office:value-type="float" office:value="0.783783783783784" calcext:value-type="float">
            <text:p>0.784</text:p>
          </table:table-cell>
          <table:table-cell table:style-name="ce28" table:formula="of:=([.A4] - SMALL([.A2:.A11];1)) / ( LARGE([.A2:.A11];1) - SMALL([.A2:.A11];1))" office:value-type="float" office:value="0.652173913043478" calcext:value-type="float">
            <text:p>0.652</text:p>
          </table:table-cell>
          <table:table-cell table:style-name="ce28" table:formula="of:=([.A4]-AVERAGE([.A2:.A11])) / (STDEV([.A2:.A11]))" office:value-type="float" office:value="0.215196877515961" calcext:value-type="float">
            <text:p>0.215</text:p>
          </table:table-cell>
          <table:table-cell table:style-name="ce28" table:formula="of:=([.A4]/100)" office:value-type="float" office:value="0.58" calcext:value-type="float">
            <text:p>0.58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8" table:formula="of:=[.A5]/LARGE([.A2:.A11];1)" office:value-type="float" office:value="0.378378378378378" calcext:value-type="float">
            <text:p>0.378</text:p>
          </table:table-cell>
          <table:table-cell table:style-name="ce28" table:formula="of:=([.A5] - SMALL([.A2:.A16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39877970385374" calcext:value-type="float">
            <text:p>-1.399</text:p>
          </table:table-cell>
          <table:table-cell table:style-name="ce28" table:formula="of:=([.A5]/100)" office:value-type="float" office:value="0.28" calcext:value-type="float">
            <text:p>0.28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1.0759843875798" calcext:value-type="float">
            <text:p>1.076</text:p>
          </table:table-cell>
          <table:table-cell table:style-name="ce28" table:formula="of:=([.A6]/100)" office:value-type="float" office:value="0.74" calcext:value-type="float">
            <text:p>0.74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5">
          <table:table-cell table:style-name="ce27"/>
          <table:table-cell table:style-name="ce28" table:number-columns-repeated="4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p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2]/LARGE([.A2:.A11];1)" office:value-type="float" office:value="0.75" calcext:value-type="float">
            <text:p>0.750</text:p>
          </table:table-cell>
          <table:table-cell table:style-name="ce28" table:formula="of:=([.A2] - SMALL([.A2:.A16];1)) / ( LARGE([.A2:.A11];1) - SMALL([.A2:.A11];1))" office:value-type="float" office:value="0.666666666666667" calcext:value-type="float">
            <text:p>0.667</text:p>
          </table:table-cell>
          <table:table-cell table:style-name="ce28" table:formula="of:=([.A2]-AVERAGE([.A2:.A11])) / (STDEV([.A2:.A11]))" office:value-type="float" office:value="0.707106781186547" calcext:value-type="float">
            <text:p>0.707</text:p>
          </table:table-cell>
          <table:table-cell table:style-name="ce28" table:formula="of:=([.A2]/100)" office:value-type="float" office:value="0.03" calcext:value-type="float">
            <text:p>0.03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3]/LARGE([.A2:.A11];1)" office:value-type="float" office:value="0.25" calcext:value-type="float">
            <text:p>0.250</text:p>
          </table:table-cell>
          <table:table-cell table:style-name="ce28" table:formula="of:=([.A3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3]-AVERAGE([.A2:.A11])) / (STDEV([.A2:.A11]))" office:value-type="float" office:value="-0.707106781186547" calcext:value-type="float">
            <text:p>-0.707</text:p>
          </table:table-cell>
          <table:table-cell table:style-name="ce28" table:formula="of:=([.A3]/100)" office:value-type="float" office:value="0.01" calcext:value-type="float">
            <text:p>0.01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1.4142135623731" calcext:value-type="float">
            <text:p>1.414</text:p>
          </table:table-cell>
          <table:table-cell table:style-name="ce28" table:formula="of:=([.A4]/100)" office:value-type="float" office:value="0.04" calcext:value-type="float">
            <text:p>0.04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5]/LARGE([.A2:.A11];1)" office:value-type="float" office:value="0.25" calcext:value-type="float">
            <text:p>0.250</text:p>
          </table:table-cell>
          <table:table-cell table:style-name="ce28" table:formula="of:=([.A5] - SMALL([.A2:.A16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0.707106781186547" calcext:value-type="float">
            <text:p>-0.707</text:p>
          </table:table-cell>
          <table:table-cell table:style-name="ce28" table:formula="of:=([.A5]/100)" office:value-type="float" office:value="0.01" calcext:value-type="float">
            <text:p>0.01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6]/LARGE([.A2:.A11];1)" office:value-type="float" office:value="0.25" calcext:value-type="float">
            <text:p>0.250</text:p>
          </table:table-cell>
          <table:table-cell table:style-name="ce28" table:formula="of:=([.A6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6]-AVERAGE([.A2:.A11])) / (STDEV([.A2:.A11]))" office:value-type="float" office:value="-0.707106781186547" calcext:value-type="float">
            <text:p>-0.707</text:p>
          </table:table-cell>
          <table:table-cell table:style-name="ce28" table:formula="of:=([.A6]/100)" office:value-type="float" office:value="0.01" calcext:value-type="float">
            <text:p>0.01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5">
          <table:table-cell table:style-name="ce27"/>
          <table:table-cell table:style-name="ce28" table:number-columns-repeated="4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2]/LARGE([.A2:.A11];1)" office:value-type="float" office:value="1" calcext:value-type="float">
            <text:p>1.000</text:p>
          </table:table-cell>
          <table:table-cell table:style-name="ce28" table:formula="of:=([.A2] - SMALL([.A2:.A16];1)) / ( LARGE([.A2:.A11];1) - SMALL([.A2:.A11];1))" office:value-type="float" office:value="1" calcext:value-type="float">
            <text:p>1.000</text:p>
          </table:table-cell>
          <table:table-cell table:style-name="ce28" table:formula="of:=([.A2]-AVERAGE([.A2:.A11])) / (STDEV([.A2:.A11]))" office:value-type="float" office:value="0.730296743340221" calcext:value-type="float">
            <text:p>0.730</text:p>
          </table:table-cell>
          <table:table-cell table:style-name="ce28" table:formula="of:=([.A2]/100)" office:value-type="float" office:value="0.05" calcext:value-type="float">
            <text:p>0.05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3]/LARGE([.A2:.A11];1)" office:value-type="float" office:value="0.2" calcext:value-type="float">
            <text:p>0.200</text:p>
          </table:table-cell>
          <table:table-cell table:style-name="ce28" table:formula="of:=([.A3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3]-AVERAGE([.A2:.A11])) / (STDEV([.A2:.A11]))" office:value-type="float" office:value="-1.09544511501033" calcext:value-type="float">
            <text:p>-1.095</text:p>
          </table:table-cell>
          <table:table-cell table:style-name="ce28" table:formula="of:=([.A3]/100)" office:value-type="float" office:value="0.01" calcext:value-type="float">
            <text:p>0.01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4]-AVERAGE([.A2:.A11])) / (STDEV([.A2:.A11]))" office:value-type="float" office:value="0.730296743340221" calcext:value-type="float">
            <text:p>0.730</text:p>
          </table:table-cell>
          <table:table-cell table:style-name="ce28" table:formula="of:=([.A4]/100)" office:value-type="float" office:value="0.05" calcext:value-type="float">
            <text:p>0.05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formula="of:=[.A5]/LARGE([.A2:.A11];1)" office:value-type="float" office:value="0.2" calcext:value-type="float">
            <text:p>0.200</text:p>
          </table:table-cell>
          <table:table-cell table:style-name="ce28" table:formula="of:=([.A5] - SMALL([.A2:.A16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09544511501033" calcext:value-type="float">
            <text:p>-1.095</text:p>
          </table:table-cell>
          <table:table-cell table:style-name="ce28" table:formula="of:=([.A5]/100)" office:value-type="float" office:value="0.01" calcext:value-type="float">
            <text:p>0.01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0.730296743340221" calcext:value-type="float">
            <text:p>0.730</text:p>
          </table:table-cell>
          <table:table-cell table:style-name="ce28" table:formula="of:=([.A6]/100)" office:value-type="float" office:value="0.05" calcext:value-type="float">
            <text:p>0.05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5">
          <table:table-cell table:style-name="ce27"/>
          <table:table-cell table:style-name="ce28" table:number-columns-repeated="4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ity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trivial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2]/LARGE([.A2:.A11];1)" office:value-type="float" office:value="1" calcext:value-type="float">
            <text:p>1.000</text:p>
          </table:table-cell>
          <table:table-cell table:style-name="ce28" table:formula="of:=([.A2] - SMALL([.A2:.A16];1)) / ( LARGE([.A2:.A11];1) - SMALL([.A2:.A11];1))" office:value-type="string" office:string-value="" calcext:value-type="error">
            <text:p>#DIV/0!</text:p>
          </table:table-cell>
          <table:table-cell table:style-name="ce28" table:formula="of:=([.A2]-AVERAGE([.A2:.A11])) / (STDEV([.A2:.A11]))" office:value-type="string" office:string-value="" calcext:value-type="error">
            <text:p>#DIV/0!</text:p>
          </table:table-cell>
          <table:table-cell table:style-name="ce28" table:formula="of:=([.A2]/100)" office:value-type="float" office:value="0.03" calcext:value-type="float">
            <text:p>0.03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3]/LARGE([.A2:.A11];1)" office:value-type="float" office:value="1" calcext:value-type="float">
            <text:p>1.000</text:p>
          </table:table-cell>
          <table:table-cell table:style-name="ce28" table:formula="of:=([.A3] - SMALL([.A2:.A11];1)) / ( LARGE([.A2:.A11];1) - SMALL([.A2:.A11];1))" office:value-type="string" office:string-value="" calcext:value-type="error">
            <text:p>#DIV/0!</text:p>
          </table:table-cell>
          <table:table-cell table:style-name="ce28" table:formula="of:=([.A3]-AVERAGE([.A2:.A11])) / (STDEV([.A2:.A11]))" office:value-type="string" office:string-value="" calcext:value-type="error">
            <text:p>#DIV/0!</text:p>
          </table:table-cell>
          <table:table-cell table:style-name="ce28" table:formula="of:=([.A3]/100)" office:value-type="float" office:value="0.03" calcext:value-type="float">
            <text:p>0.03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4]/LARGE([.A2:.A11];1)" office:value-type="float" office:value="1" calcext:value-type="float">
            <text:p>1.000</text:p>
          </table:table-cell>
          <table:table-cell table:style-name="ce28" table:formula="of:=([.A4] - SMALL([.A2:.A11];1)) / ( LARGE([.A2:.A11];1) - SMALL([.A2:.A11];1))" office:value-type="string" office:string-value="" calcext:value-type="error">
            <text:p>#DIV/0!</text:p>
          </table:table-cell>
          <table:table-cell table:style-name="ce28" table:formula="of:=([.A4]-AVERAGE([.A2:.A11])) / (STDEV([.A2:.A11]))" office:value-type="string" office:string-value="" calcext:value-type="error">
            <text:p>#DIV/0!</text:p>
          </table:table-cell>
          <table:table-cell table:style-name="ce28" table:formula="of:=([.A4]/100)" office:value-type="float" office:value="0.03" calcext:value-type="float">
            <text:p>0.03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5]/LARGE([.A2:.A11];1)" office:value-type="float" office:value="1" calcext:value-type="float">
            <text:p>1.000</text:p>
          </table:table-cell>
          <table:table-cell table:style-name="ce28" table:formula="of:=([.A5] - SMALL([.A2:.A16];1)) / ( LARGE([.A2:.A11];1) - SMALL([.A2:.A11];1))" office:value-type="string" office:string-value="" calcext:value-type="error">
            <text:p>#DIV/0!</text:p>
          </table:table-cell>
          <table:table-cell table:style-name="ce28" table:formula="of:=([.A5]-AVERAGE([.A2:.A11])) / (STDEV([.A2:.A11]))" office:value-type="string" office:string-value="" calcext:value-type="error">
            <text:p>#DIV/0!</text:p>
          </table:table-cell>
          <table:table-cell table:style-name="ce28" table:formula="of:=([.A5]/100)" office:value-type="float" office:value="0.03" calcext:value-type="float">
            <text:p>0.03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string" office:string-value="" calcext:value-type="error">
            <text:p>#DIV/0!</text:p>
          </table:table-cell>
          <table:table-cell table:style-name="ce28" table:formula="of:=([.A6]-AVERAGE([.A2:.A11])) / (STDEV([.A2:.A11]))" office:value-type="string" office:string-value="" calcext:value-type="error">
            <text:p>#DIV/0!</text:p>
          </table:table-cell>
          <table:table-cell table:style-name="ce28" table:formula="of:=([.A6]/100)" office:value-type="float" office:value="0.03" calcext:value-type="float">
            <text:p>0.03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5">
          <table:table-cell table:style-name="ce27"/>
          <table:table-cell table:style-name="ce28" table:number-columns-repeated="4"/>
          <table:table-cell table:style-name="ce27" table:number-columns-repeated="22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57bb8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5:46:15.924064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ek_5f_1" style:display-name="PageStyle_Week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2" style:display-name="PageStyle_Week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3" style:display-name="PageStyle_Week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4" style:display-name="PageStyle_We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5" style:display-name="PageStyle_Week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5" style:display-name="PageStyle_Págin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" style:display-name="PageStyle_Th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3-05T17:26:23.614471261</dc:date>
    <meta:editing-duration>PT1H4M49S</meta:editing-duration>
    <meta:editing-cycles>7</meta:editing-cycles>
    <meta:document-statistic meta:table-count="10" meta:cell-count="430" meta:object-count="0"/>
  </office:meta>
</office:document-meta>
</file>